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ConfigurationException.BindingConfigur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Exception.BindingConfigur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Exception.BindingConfigur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Exception.BindingConfigur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